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4000000874138D207.png"/>
  <manifest:file-entry manifest:media-type="image/png" manifest:full-path="Pictures/100000000000005E0000005EC3FCE1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4" style:family="graphic" style:parent-style-name="standard">
      <style:graphic-properties draw:fill="bitmap" draw:fill-gradient-name="Gradient_20_5" draw:fill-hatch-name="Black_20_0_20_Degrees" draw:fill-image-name="Orang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4c" draw:fill-hatch-name="Black_20_0_20_Degrees" draw:fill-image-name="Wall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99ff" draw:fill-hatch-name="Black_20_0_20_Degrees" draw:textarea-horizontal-align="justify" draw:textarea-vertical-align="middle" draw:auto-grow-height="false"/>
    </style:style>
    <style:style style:name="gr7" style:family="graphic" style:parent-style-name="standard">
      <style:graphic-properties draw:marker-start="" draw:marker-end="Arrow" draw:fill="hatch" draw:fill-hatch-name="Black_20_0_20_Degrees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fill="hatch" draw:fill-hatch-name="Black_20_0_20_Degrees" draw:textarea-horizontal-align="center" draw:textarea-vertical-align="middle"/>
    </style:style>
    <style:style style:name="gr9" style:family="graphic" style:parent-style-name="standard">
      <style:graphic-properties draw:marker-end="Arrow" draw:fill="hatch" draw:fill-hatch-name="Black_20_0_20_Degrees" draw:textarea-horizontal-align="center" draw:textarea-vertical-align="middle"/>
    </style:style>
    <style:style style:name="gr10" style:family="graphic" style:parent-style-name="standard">
      <style:graphic-properties draw:marker-end="Arrowheads_20_1" draw:fill="hatch" draw:fill-hatch-name="Black_20_0_20_Degrees" draw:textarea-horizontal-align="center" draw:textarea-vertical-align="middle"/>
    </style:style>
    <style:style style:name="gr11" style:family="graphic" style:parent-style-name="standard">
      <style:graphic-properties draw:marker-start="Arrow" draw:marker-end="" draw:fill="hatch" draw:fill-hatch-name="Black_20_0_20_Degrees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8" draw:layer="layout" svg:width="3.81cm" svg:height="1.27cm" svg:x="8.62cm" svg:y="1.47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5.08cm" svg:height="1.27cm" svg:x="7.985cm" svg:y="4.21cm">
          <text:p text:style-name="P1">Front Controller</text:p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3.175cm" svg:height="2.54cm" svg:x="8.92cm" svg:y="6.215cm">
          <text:p text:style-name="P1">Rou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2" draw:layer="layout" svg:width="6.35cm" svg:height="1.905cm" svg:x="1.635cm" svg:y="9.255cm">
          <text:p text:style-name="P1">Application Controller</text:p>
          <draw:enhanced-geometry svg:viewBox="0 0 21600 21600" draw:type="rectangle" draw:enhanced-path="M 0 0 L 21600 0 21600 21600 0 21600 0 0 Z N"/>
        </draw:custom-shape>
        <draw:custom-shape draw:style-name="gr3" draw:text-style-name="P1" draw:id="id4" draw:layer="layout" svg:width="3.175cm" svg:height="3.175cm" svg:x="1.67cm" svg:y="15.87cm">
          <text:p text:style-name="P1">Controller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1" draw:id="id3" draw:layer="layout" svg:width="2.54cm" svg:height="2.54cm" svg:x="1.97cm" svg:y="12.395cm">
          <text:p text:style-name="P1">View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5" draw:layer="layout" svg:width="2.74cm" svg:height="2.54cm" svg:x="1.835cm" svg:y="19.88cm">
          <text:p text:style-name="P1">Mode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id="id6" draw:layer="layout" svg:width="17.78cm" svg:height="1.905cm" svg:x="2.27cm" svg:y="24.495cm">
          <text:p text:style-name="P1">Database Layer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92cm" svg:y1="7.484cm" svg:x2="4.81cm" svg:y2="9.255cm" draw:start-shape="id1" draw:start-glue-point="5" draw:end-shape="id2" draw:end-glue-point="0" svg:d="m8920 7484h-4110v1771">
          <text:p/>
        </draw:connector>
        <draw:line draw:style-name="gr8" draw:text-style-name="P1" draw:layer="layout" svg:x1="3.44cm" svg:y1="11.16cm" svg:x2="3.44cm" svg:y2="12.43cm">
          <text:p/>
        </draw:line>
        <draw:connector draw:style-name="gr7" draw:text-style-name="P1" draw:layer="layout" svg:x1="3.24cm" svg:y1="14.935cm" svg:x2="3.257cm" svg:y2="15.87cm" draw:start-shape="id3" draw:start-glue-point="2" draw:end-shape="id4" draw:end-glue-point="4" svg:d="m3240 14935v468h17v467">
          <text:p/>
        </draw:connector>
        <draw:connector draw:style-name="gr9" draw:text-style-name="P1" draw:layer="layout" draw:line-skew="-0.047cm" svg:x1="3.257cm" svg:y1="19.045cm" svg:x2="3.204cm" svg:y2="19.88cm" draw:start-shape="id4" draw:start-glue-point="8" draw:end-shape="id5" draw:end-glue-point="5" svg:d="m3257 19045v370h-53v465">
          <text:p/>
        </draw:connector>
        <draw:connector draw:style-name="gr9" draw:text-style-name="P1" draw:layer="layout" svg:x1="3.204cm" svg:y1="22.42cm" svg:x2="11.16cm" svg:y2="24.495cm" draw:start-shape="id5" draw:start-glue-point="7" draw:end-shape="id6" svg:d="m3204 22420v1038h7956v1037">
          <text:p/>
        </draw:connector>
        <draw:connector draw:style-name="gr10" draw:text-style-name="P1" draw:layer="layout" svg:x1="10.525cm" svg:y1="5.48cm" svg:x2="10.507cm" svg:y2="6.215cm" draw:start-shape="id7" draw:start-glue-point="2" draw:end-shape="id1" draw:end-glue-point="4" svg:d="m10525 5480v368h-18v367">
          <text:p/>
        </draw:connector>
        <draw:connector draw:style-name="gr9" draw:text-style-name="P1" draw:layer="layout" svg:x1="10.525cm" svg:y1="2.74cm" svg:x2="10.525cm" svg:y2="4.21cm" draw:start-shape="id8" draw:start-glue-point="2" draw:end-shape="id7" draw:end-glue-point="0" svg:d="m10525 2740v1470">
          <text:p/>
        </draw:connector>
        <draw:connector draw:style-name="gr11" draw:text-style-name="P1" draw:layer="layout" svg:x1="10.225cm" svg:y1="2.74cm" svg:x2="10.225cm" svg:y2="4.21cm" svg:d="m10225 2740v14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hatch draw:name="Black_20_0_20_Degrees" draw:display-name="Black 0 Degrees" draw:style="single" draw:color="#000000" draw:distance="0.102cm" draw:rotation="0"/>
    <draw:fill-image draw:name="Orange" xlink:href="Pictures/100000000000005E0000005EC3FCE171.png" xlink:type="simple" xlink:show="embed" xlink:actuate="onLoad"/>
    <draw:fill-image draw:name="Wall" xlink:href="Pictures/10000000000000B4000000874138D207.png" xlink:type="simple" xlink:show="embed" xlink:actuate="onLoad"/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09T23:03:26</meta:creation-date>
    <dc:date>2009-11-09T23:24:10</dc:date>
    <meta:editing-duration>PT00H05M04S</meta:editing-duration>
    <meta:editing-cycles>1</meta:editing-cycles>
    <meta:generator>OpenOffice.org/3.0$Linux OpenOffice.org_project/300m15$Build-9379</meta:generator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